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4bfa5"/>
    </style:style>
    <style:style style:name="P2" style:family="paragraph" style:parent-style-name="Heading_20_2">
      <style:text-properties officeooo:rsid="000b5375" officeooo:paragraph-rsid="000b5375"/>
    </style:style>
    <style:style style:name="P3" style:family="paragraph" style:parent-style-name="Text_20_body">
      <style:text-properties officeooo:paragraph-rsid="000b5375"/>
    </style:style>
    <style:style style:name="P4" style:family="paragraph" style:parent-style-name="Text_20_body">
      <style:text-properties officeooo:rsid="000b5375" officeooo:paragraph-rsid="000b5375" fo:background-color="#ff4000"/>
    </style:style>
    <style:style style:name="P5" style:family="paragraph" style:parent-style-name="Text_20_body">
      <style:text-properties officeooo:rsid="000b5375" officeooo:paragraph-rsid="000b5375"/>
    </style:style>
    <style:style style:name="P6" style:family="paragraph" style:parent-style-name="Standard">
      <style:text-properties officeooo:paragraph-rsid="000b5375"/>
    </style:style>
    <style:style style:name="P7" style:family="paragraph" style:parent-style-name="Standard">
      <style:text-properties fo:color="#0000ff" loext:opacity="100%" style:font-name="Cascadia Mono" fo:font-size="9.5pt" officeooo:paragraph-rsid="000b5375" style:font-size-asian="9.5pt" fo:background-color="#ffffff"/>
    </style:style>
    <style:style style:name="P8" style:family="paragraph" style:parent-style-name="Standard">
      <style:text-properties fo:color="#000000" loext:opacity="100%" style:font-name="Cascadia Mono" fo:font-size="9.5pt" officeooo:paragraph-rsid="000b5375" style:font-size-asian="9.5pt" fo:background-color="#ffffff"/>
    </style:style>
    <style:style style:name="P9" style:family="paragraph" style:parent-style-name="Heading_20_2">
      <style:text-properties officeooo:rsid="000cbe1b" officeooo:paragraph-rsid="000cbe1b"/>
    </style:style>
    <style:style style:name="P10" style:family="paragraph" style:parent-style-name="Text_20_body">
      <style:text-properties officeooo:paragraph-rsid="000cbe1b"/>
    </style:style>
    <style:style style:name="P11" style:family="paragraph" style:parent-style-name="Standard">
      <style:text-properties officeooo:paragraph-rsid="000cbe1b"/>
    </style:style>
    <style:style style:name="P12" style:family="paragraph" style:parent-style-name="Standard">
      <style:text-properties fo:color="#0000ff" loext:opacity="100%" style:font-name="Cascadia Mono" fo:font-size="9.5pt" officeooo:paragraph-rsid="000cbe1b" style:font-size-asian="9.5pt" fo:background-color="#ffffff"/>
    </style:style>
    <style:style style:name="P13" style:family="paragraph" style:parent-style-name="Text_20_body">
      <style:text-properties officeooo:rsid="000cbe1b" officeooo:paragraph-rsid="000cbe1b"/>
    </style:style>
    <style:style style:name="P14" style:family="paragraph" style:parent-style-name="Text_20_body">
      <style:text-properties officeooo:rsid="000e56e2" officeooo:paragraph-rsid="000e56e2"/>
    </style:style>
    <style:style style:name="P15" style:family="paragraph" style:parent-style-name="Text_20_body">
      <style:text-properties officeooo:rsid="00085d79" officeooo:paragraph-rsid="00085d79"/>
    </style:style>
    <style:style style:name="P16" style:family="paragraph" style:parent-style-name="Heading_20_2">
      <style:text-properties officeooo:rsid="0007473d" officeooo:paragraph-rsid="0007473d"/>
    </style:style>
    <style:style style:name="P17" style:family="paragraph" style:parent-style-name="Text_20_body">
      <style:text-properties officeooo:paragraph-rsid="0007473d"/>
    </style:style>
    <style:style style:name="T1" style:family="text">
      <style:text-properties officeooo:rsid="00034681"/>
    </style:style>
    <style:style style:name="T2" style:family="text">
      <style:text-properties officeooo:rsid="0003aa7d"/>
    </style:style>
    <style:style style:name="T3" style:family="text">
      <style:text-properties officeooo:rsid="0004734a"/>
    </style:style>
    <style:style style:name="T4" style:family="text">
      <style:text-properties officeooo:rsid="0004bfa5"/>
    </style:style>
    <style:style style:name="T5" style:family="text">
      <style:text-properties officeooo:rsid="0004ebf4"/>
    </style:style>
    <style:style style:name="T6" style:family="text">
      <style:text-properties officeooo:rsid="00069144"/>
    </style:style>
    <style:style style:name="T7" style:family="text">
      <style:text-properties officeooo:rsid="000b5375"/>
    </style:style>
    <style:style style:name="T8" style:family="text">
      <style:text-properties fo:color="#ff0000" loext:opacity="100%" style:font-name="Cascadia Mono" fo:font-size="9.5pt" style:font-size-asian="9.5pt" fo:background-color="#ffffff"/>
    </style:style>
    <style:style style:name="T9" style:family="text">
      <style:text-properties fo:color="#0000ff" loext:opacity="100%" style:font-name="Cascadia Mono" fo:font-size="9.5pt" style:font-size-asian="9.5pt" fo:background-color="#ffffff"/>
    </style:style>
    <style:style style:name="T10" style:family="text">
      <style:text-properties fo:color="#000000" loext:opacity="100%" style:font-name="Cascadia Mono" fo:font-size="9.5pt" style:font-size-asian="9.5pt" fo:background-color="#ffffff"/>
    </style:style>
    <style:style style:name="T11" style:family="text">
      <style:text-properties fo:color="#a31515" loext:opacity="100%" style:font-name="Cascadia Mono" fo:font-size="9.5pt" style:font-size-asian="9.5pt" fo:background-color="#ffffff"/>
    </style:style>
    <style:style style:name="T12" style:family="text">
      <style:text-properties fo:color="#000000" loext:opacity="100%"/>
    </style:style>
    <style:style style:name="T13" style:family="text">
      <style:text-properties fo:color="#2b91af" loext:opacity="100%"/>
    </style:style>
    <style:style style:name="T14" style:family="text">
      <style:text-properties fo:color="#0000ff" loext:opacity="100%"/>
    </style:style>
    <style:style style:name="T15" style:family="text">
      <style:text-properties officeooo:rsid="000cbe1b"/>
    </style:style>
    <style:style style:name="T16" style:family="text">
      <style:text-properties fo:color="#a31515" loext:opacity="100%"/>
    </style:style>
    <style:style style:name="T17" style:family="text">
      <style:text-properties officeooo:rsid="000e56e2"/>
    </style:style>
    <style:style style:name="T18" style:family="text">
      <style:text-properties fo:color="#0000ff" loext:opacity="100%" style:font-name="Cascadia Mono" fo:font-size="9.5pt" fo:background-color="#81d41a" loext:char-shading-value="0" style:font-size-asian="9.5pt"/>
    </style:style>
    <style:style style:name="T19" style:family="text">
      <style:text-properties fo:color="#0000ff" loext:opacity="100%" style:font-name="Cascadia Mono" fo:font-size="9.5pt" fo:background-color="#729fcf" loext:char-shading-value="0" style:font-size-asian="9.5pt"/>
    </style:style>
    <style:style style:name="T20" style:family="text">
      <style:text-properties fo:color="#0000ff" loext:opacity="100%" style:font-name="Cascadia Mono" fo:font-size="9.5pt" fo:background-color="#ec9ba4" loext:char-shading-value="0" style:font-size-asian="9.5pt"/>
    </style:style>
    <style:style style:name="T21" style:family="text">
      <style:text-properties fo:color="#a31515" loext:opacity="100%" style:font-name="Cascadia Mono" fo:font-size="9.5pt" fo:background-color="#81d41a" loext:char-shading-value="0" style:font-size-asian="9.5pt"/>
    </style:style>
    <style:style style:name="T22" style:family="text">
      <style:text-properties fo:color="#a31515" loext:opacity="100%" style:font-name="Cascadia Mono" fo:font-size="9.5pt" fo:background-color="#729fcf" loext:char-shading-value="0" style:font-size-asian="9.5pt"/>
    </style:style>
    <style:style style:name="T23" style:family="text">
      <style:text-properties officeooo:rsid="00085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How to use Avalonia in Visual Studio 2022 (on Windows only)</text:p>
      <text:p text:style-name="Text_20_body"/>
      <text:h text:style-name="Heading_20_1" text:outline-level="1">Install</text:h>
      <text:h text:style-name="Heading_20_2" text:outline-level="2">Install Extension <text:span text:style-name="T1">Avalonia for Visual Studio 2022</text:span></text:h>
      <text:p text:style-name="Text_20_body">- <text:span text:style-name="T2">from Marketplace</text:span></text:p>
      <text:p text:style-name="Text_20_body"/>
      <text:h text:style-name="Heading_20_1" text:outline-level="1">Create Project</text:h>
      <text:h text:style-name="Heading_20_2" text:outline-level="2">Create with Wizzard</text:h>
      <text:p text:style-name="Text_20_body">- <text:span text:style-name="T3">new project→ Avalonia </text:span><text:span text:style-name="T4">C# project</text:span></text:p>
      <text:p text:style-name="P1"><text:tab/>Reactive UI <text:s/>(for cross platform)</text:p>
      <text:p text:style-name="P1"><text:tab/>compiled bindings</text:p>
      <text:p text:style-name="Text_20_body"/>
      <text:p text:style-name="Text_20_body">- <text:span text:style-name="T4">creates a solution with 2 projects:</text:span></text:p>
      <text:p text:style-name="Text_20_body"><text:tab/><text:span text:style-name="T4">1) contains the logic compiled as DLL</text:span></text:p>
      <text:p text:style-name="P1"><text:tab/>2) .Desktop starter program</text:p>
      <text:p text:style-name="Text_20_body">- <text:span text:style-name="T5">set .Desktop as Starter-Projekt and run; should compile and start</text:span></text:p>
      <text:p text:style-name="Text_20_body">- <text:span text:style-name="T6">checkout the getting started: </text:span><text:a xlink:type="simple" xlink:href="https://docs.avaloniaui.net/docs/get-started/test-drive/" text:style-name="Internet_20_link" text:visited-style-name="Visited_20_Internet_20_Link"><text:span text:style-name="T6">https://docs.avaloniaui.net/docs/get-started/test-drive/</text:span></text:a></text:p>
      <text:p text:style-name="Text_20_body"/>
      <text:h text:style-name="Heading_20_1" text:outline-level="1">HowTo design…</text:h>
      <text:h text:style-name="P2" text:outline-level="2">Bind Command with parameter</text:h>
      <text:p text:style-name="P3">- <text:span text:style-name="T7">add reference where parameter-type is defined</text:span></text:p>
      <text:p text:style-name="P3"><text:span text:style-name="T8">xmlns:sys</text:span><text:span text:style-name="T9">=</text:span><text:span text:style-name="T10">"</text:span><text:span text:style-name="T9">clr-namespace:System;assembly=mscorlib</text:span><text:span text:style-name="T10">"</text:span></text:p>
      <text:p text:style-name="P4">- how about own types?</text:p>
      <text:p text:style-name="P4">- how about multi-parameter?</text:p>
      <text:p text:style-name="P5">- add parameter</text:p>
      <text:p text:style-name="Standard" loext:marker-style-name="T9"><text:soft-page-break/><text:span text:style-name="T9">&lt;</text:span><text:span text:style-name="T11">Button</text:span><text:span text:style-name="T9"> </text:span><text:span text:style-name="T8">Command</text:span><text:span text:style-name="T9">=</text:span><text:span text:style-name="T10">"</text:span><text:span text:style-name="T9">{Binding NavigateCommand}</text:span><text:span text:style-name="T10">"</text:span><text:span text:style-name="T9"> </text:span><text:span text:style-name="T8">Content</text:span><text:span text:style-name="T9">=</text:span><text:span text:style-name="T10">"</text:span><text:span text:style-name="T9">Buttons</text:span><text:span text:style-name="T10">"</text:span><text:span text:style-name="T9"> &gt;</text:span></text:p>
      <text:p text:style-name="Standard" loext:marker-style-name="T9"><text:span text:style-name="T9"><text:tab/>&lt;</text:span><text:span text:style-name="T11">Button.CommandParameter</text:span><text:span text:style-name="T9">&gt;&lt;</text:span><text:span text:style-name="T11">sys:Int32</text:span><text:span text:style-name="T9">&gt;</text:span><text:span text:style-name="T10">1</text:span><text:span text:style-name="T9">&lt;/</text:span><text:span text:style-name="T11">sys:Int32</text:span><text:span text:style-name="T9">&gt;&lt;/</text:span><text:span text:style-name="T11">Button.CommandParameter</text:span><text:span text:style-name="T9">&gt;</text:span></text:p>
      <text:p text:style-name="P6"><text:span text:style-name="T9">&lt;/</text:span><text:span text:style-name="T11">Button</text:span><text:span text:style-name="T9">&gt;</text:span></text:p>
      <text:p text:style-name="P7"/>
      <text:p text:style-name="P5">- create Reactive-Command</text:p>
      <text:p text:style-name="Standard" loext:marker-style-name="T10"><text:span text:style-name="T9">private</text:span><text:span text:style-name="T10"> </text:span><text:span text:style-name="T9">void</text:span><text:span text:style-name="T10"> _Navigate(</text:span><text:span text:style-name="T9">int</text:span><text:span text:style-name="T10"> page){ <text:s text:c="3"/>CurrentPage = Pages[page];</text:span><text:span text:style-name="T10">}</text:span></text:p>
      <text:p text:style-name="P7">public<text:span text:style-name="T12"> </text:span><text:span text:style-name="T13">ReactiveCommand</text:span><text:span text:style-name="T12">&lt;</text:span>int<text:span text:style-name="T12">, </text:span><text:span text:style-name="T13">Unit</text:span><text:span text:style-name="T12">&gt; NavigateCommand { </text:span>get<text:span text:style-name="T12">; }</text:span></text:p>
      <text:p text:style-name="P8">NavigateCommand = <text:span text:style-name="T13">ReactiveCommand</text:span>.Create&lt;<text:span text:style-name="T14">int</text:span>&gt;(_Navigate);</text:p>
      <text:h text:style-name="P9" text:outline-level="2">use of Icons</text:h>
      <text:p text:style-name="P10">- <text:span text:style-name="T15">add Icons.axaml and define Icons as SVG</text:span></text:p>
      <text:p text:style-name="Standard" loext:marker-style-name="T10"><text:span text:style-name="T9">&lt;</text:span><text:span text:style-name="T11">ResourceDictionary</text:span><text:span text:style-name="T9"> </text:span><text:span text:style-name="T8">xmlns</text:span><text:span text:style-name="T9">=</text:span><text:span text:style-name="T10">"</text:span><text:span text:style-name="T9">https://github.com/avaloniaui</text:span><text:span text:style-name="T10">"</text:span></text:p>
      <text:p text:style-name="P11"><text:span text:style-name="T9"><text:s text:c="20"/></text:span><text:span text:style-name="T8">xmlns:x</text:span><text:span text:style-name="T9">=</text:span><text:span text:style-name="T10">"</text:span><text:a xlink:type="simple" xlink:href="http://schemas.microsoft.com/winfx/2006/xaml" text:style-name="Internet_20_link" text:visited-style-name="Visited_20_Internet_20_Link"><text:span text:style-name="T9">http://schemas.microsoft.com/winfx/2006/xaml</text:span></text:a><text:span text:style-name="T10">"</text:span><text:span text:style-name="T9">&gt;</text:span></text:p>
      <text:p text:style-name="Standard" loext:marker-style-name="T10"><text:span text:style-name="T9"><text:tab/>&lt;</text:span><text:span text:style-name="T11">StreamGeometry</text:span><text:span text:style-name="T9"> </text:span><text:span text:style-name="T8">x:Key</text:span><text:span text:style-name="T9">=</text:span><text:span text:style-name="T10">"</text:span><text:span text:style-name="T9">open_regular</text:span><text:span text:style-name="T10">"</text:span><text:span text:style-name="T9">&gt;</text:span><text:span text:style-name="T10">...</text:span><text:span text:style-name="T9">&lt;/</text:span><text:span text:style-name="T11">StreamGeometry</text:span><text:span text:style-name="T9">&gt;</text:span></text:p>
      <text:p text:style-name="P12">&lt;/<text:span text:style-name="T16">ResourceDictionary</text:span>&gt;</text:p>
      <text:p text:style-name="P12"/>
      <text:p text:style-name="P10">- in App.axaml refer to Icons.axaml <text:span text:style-name="T15">(for global definition)</text:span></text:p>
      <text:p text:style-name="Standard" loext:marker-style-name="T9"><text:span text:style-name="T9">&lt;</text:span><text:span text:style-name="T11">Application.Resources</text:span><text:span text:style-name="T9">&gt;</text:span></text:p>
      <text:p text:style-name="Standard" loext:marker-style-name="T9"><text:span text:style-name="T9"><text:tab/>&lt;</text:span><text:span text:style-name="T11">ResourceDictionary</text:span><text:span text:style-name="T9">&gt;</text:span></text:p>
      <text:p text:style-name="Standard" loext:marker-style-name="T9"><text:span text:style-name="T9"><text:tab/><text:tab/>&lt;</text:span><text:span text:style-name="T11">ResourceDictionary.MergedDictionaries</text:span><text:span text:style-name="T9">&gt;</text:span></text:p>
      <text:p text:style-name="Standard" loext:marker-style-name="T9"><text:span text:style-name="T9"><text:tab/><text:tab/><text:tab/>&lt;</text:span><text:span text:style-name="T11">ResourceInclude</text:span><text:span text:style-name="T9"> </text:span><text:span text:style-name="T8">Source</text:span><text:span text:style-name="T9">=</text:span><text:span text:style-name="T10">"</text:span><text:span text:style-name="T9">/Assets/Icons.axaml</text:span><text:span text:style-name="T10">"</text:span><text:span text:style-name="T9"> /&gt;</text:span></text:p>
      <text:p text:style-name="Standard" loext:marker-style-name="T9"><text:span text:style-name="T9"><text:tab/><text:tab/>&lt;/</text:span><text:span text:style-name="T11">ResourceDictionary.MergedDictionaries</text:span><text:span text:style-name="T9">&gt;</text:span></text:p>
      <text:p text:style-name="Standard" loext:marker-style-name="T9"><text:span text:style-name="T9"><text:tab/>&lt;/</text:span><text:span text:style-name="T11">ResourceDictionary</text:span><text:span text:style-name="T9">&gt;</text:span></text:p>
      <text:p text:style-name="P12">&lt;/<text:span text:style-name="T16">Application.Resources</text:span>&gt;</text:p>
      <text:p text:style-name="P12"/>
      <text:p text:style-name="P10">- in your UserControl or Window-axaml <text:span text:style-name="T15">add a Styles-section amd </text:span>map the icon to element and style</text:p>
      <text:p text:style-name="P13">Selector = Element <text:span text:style-name="T17">PathIcon.Class</text:span></text:p>
      <text:p text:style-name="P14">For toggleButton you need those entrys:</text:p>
      <text:p text:style-name="Standard" loext:marker-style-name="T9"><text:span text:style-name="T9">&lt;</text:span><text:span text:style-name="T11">UserControl.Styles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18">ToggleButton</text:span><text:span text:style-name="T9"> </text:span><text:span text:style-name="T19">PathIcon</text:span><text:span text:style-name="T9">.</text:span><text:span text:style-name="T20">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 PathIcon.audio-mute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mute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P12">&lt;/<text:span text:style-name="T16">UserControl.Styles</text:span>&gt;</text:p>
      <text:p text:style-name="P12"/>
      <text:p text:style-name="P12">…</text:p>
      <text:p text:style-name="Standard" loext:marker-style-name="T9"><text:span text:style-name="T9">&lt;</text:span><text:span text:style-name="T21">ToggleButton</text:span><text:span text:style-name="T9"> </text:span><text:span text:style-name="T8">IsChecked</text:span><text:span text:style-name="T9">=</text:span><text:span text:style-name="T10">"</text:span><text:span text:style-name="T9">True</text:span><text:span text:style-name="T10">"</text:span><text:span text:style-name="T9">&gt;</text:span></text:p>
      <text:p text:style-name="Standard" loext:marker-style-name="T9"><text:span text:style-name="T9"><text:tab/>&lt;</text:span><text:span text:style-name="T11">Panel</text:span><text:span text:style-name="T9">&gt;</text:span></text:p>
      <text:p text:style-name="Standard" loext:marker-style-name="T9"><text:span text:style-name="T9"><text:tab/><text:tab/>&lt;</text:span><text:span text:style-name="T22">PathIcon</text:span><text:span text:style-name="T9"> </text:span><text:span text:style-name="T8">Classes</text:span><text:span text:style-name="T9">=</text:span><text:span text:style-name="T10">"</text:span><text:span text:style-name="T20">audio-on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regular}</text:span><text:span text:style-name="T10">"</text:span><text:span text:style-name="T9"> /&gt;</text:span></text:p>
      <text:p text:style-name="Standard" loext:marker-style-name="T9"><text:span text:style-name="T9"><text:tab/><text:tab/>&lt;</text:span><text:span text:style-name="T11">PathIcon</text:span><text:span text:style-name="T9"> </text:span><text:span text:style-name="T8">Classes</text:span><text:span text:style-name="T9">=</text:span><text:span text:style-name="T10">"</text:span><text:span text:style-name="T9">audio-mute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off_regular}</text:span><text:span text:style-name="T10">"</text:span><text:span text:style-name="T9"> /&gt;</text:span></text:p>
      <text:p text:style-name="Standard" loext:marker-style-name="T9"><text:span text:style-name="T9"><text:tab/>&lt;/</text:span><text:span text:style-name="T11">Panel</text:span><text:span text:style-name="T9">&gt;</text:span></text:p>
      <text:p text:style-name="P12">&lt;/<text:span text:style-name="T16">ToggleButton</text:span>&gt;</text:p>
      <text:p text:style-name="P12"/>
      <text:h text:style-name="Heading_20_2" text:outline-level="2">MDI / Window in Window</text:h>
      <text:p text:style-name="P15">- actually not implemented as it would only make sense on Desktop</text:p>
      <text:h text:style-name="P16" text:outline-level="2"><text:soft-page-break/>Multi Page App / Wizzard</text:h>
      <text:p text:style-name="P17"><text:a xlink:type="simple" xlink:href="https://github.com/AvaloniaUI/Avalonia.Samples/tree/main/src/Avalonia.Samples/Routing/BasicViewLocatorSample" text:style-name="Internet_20_link" text:visited-style-name="Visited_20_Internet_20_Link">https://github.com/AvaloniaUI/Avalonia.Samples/tree/main/src/Avalonia.Samples/Routing/BasicViewLocatorSample</text:a></text:p>
      <text:p text:style-name="P17">- <text:span text:style-name="T23">Bind ContentControl to a variable and change its value (UserControl; currentpage= new Demo1Page)</text:span></text:p>
      <text:p text:style-name="P17"/>
      <text:h text:style-name="Heading_20_2" text:outline-level="2">Toolbar</text:h>
      <text:h text:style-name="Heading_20_2" text:outline-level="2">Menubar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09:42:45.305529100</meta:creation-date>
    <dc:date>2025-08-13T11:01:17.752913300</dc:date>
    <meta:editing-duration>PT3H40M54S</meta:editing-duration>
    <meta:editing-cycles>1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73" meta:word-count="275" meta:character-count="2805" meta:non-whitespace-character-count="2542"/>
  </office:meta>
</office:document-meta>
</file>